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792" officeooo:paragraph-rsid="0010f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zte Fehlermeldung:</text:p>
      <text:p text:style-name="P1"/>
      <text:p text:style-name="P1">Syntaxfehler bei Dateiauslesen</text:p>
      <text:p text:style-name="P1">Exception in Tkinter callback</text:p>
      <text:p text:style-name="P1">Traceback (most recent call last):</text:p>
      <text:p text:style-name="P1"><text:s text:c="2"/>File "/usr/lib/python3.5/idlelib/run.py", line 125, in main</text:p>
      <text:p text:style-name="P1"><text:s text:c="4"/>seq, request = rpc.request_queue.get(block=True, timeout=0.05)</text:p>
      <text:p text:style-name="P1"><text:s text:c="2"/>File "/usr/lib/python3.5/queue.py", line 172, in get</text:p>
      <text:p text:style-name="P1"><text:s text:c="4"/>raise Empty</text:p>
      <text:p text:style-name="P1">queue.Empty</text:p>
      <text:p text:style-name="P1"/>
      <text:p text:style-name="P1">During handling of the above exception, another exception occurred:</text:p>
      <text:p text:style-name="P1"/>
      <text:p text:style-name="P1">Traceback (most recent call last):</text:p>
      <text:p text:style-name="P1"><text:s text:c="2"/>File "/usr/lib/python3.5/tkinter/__init__.py", line 1562, in __call__</text:p>
      <text:p text:style-name="P1"><text:s text:c="4"/>return self.func(*args)</text:p>
      <text:p text:style-name="P1"><text:s text:c="2"/>File "/home/pi/Programme/Aquaponik_Steuerung/Kontrollfenster.py", line 97, in &lt;lambda&gt;</text:p>
      <text:p text:style-name="P1"><text:s text:c="4"/>command= lambda: self.openFrame("T_innen_Grafik"))</text:p>
      <text:p text:style-name="P1"><text:s text:c="2"/>File "/home/pi/Programme/Aquaponik_Steuerung/Kontrollfenster.py", line 566, in openFrame</text:p>
      <text:p text:style-name="P1"><text:s text:c="4"/>(pos, eof, bof) = Wz.Zeichne_Werte(Dateiname, Grafikfenster, H,B,ANZWERTE, pos, eof, bof, durch)</text:p>
      <text:p text:style-name="P1"><text:s text:c="2"/>File "/home/pi/Programme/Aquaponik_Steuerung/Werte_Zeichnen.py", line 308, in Zeichne_Werte</text:p>
      <text:p text:style-name="P1"><text:s text:c="4"/>t = float(Datenwerte[i])</text:p>
      <text:p text:style-name="P1">IndexError: list index out of ran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27:36.853932153</meta:creation-date>
    <dc:date>2019-01-10T15:28:12.173289132</dc:date>
    <meta:editing-duration>PT39S</meta:editing-duration>
    <meta:editing-cycles>1</meta:editing-cycles>
    <meta:document-statistic meta:table-count="0" meta:image-count="0" meta:object-count="0" meta:page-count="1" meta:paragraph-count="20" meta:word-count="97" meta:character-count="1008" meta:non-whitespace-character-count="895"/>
    <meta:generator>LibreOffice/5.2.7.2$Linux_ARM_EABI LibreOffice_project/20m0$Build-2</meta:generator>
  </office:meta>
</office:document-meta>
</file>